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variant="normal" fo:text-transform="none" fo:color="#333333" style:font-name="Helvetica Neue"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em Pelenitsyn</text:p>
      <text:p text:style-name="P2">The research process (Instant IELTS, p. 86)</text:p>
      <text:p text:style-name="Standard">The diagram provides a brief description of how the research is performed and the main activities is envolved.</text:p>
      <text:p text:style-name="Standard">First of all, the source of research if defined. It could lay either in previous research or in personal experience or in your own curiosity. Subsequently the statement of research question is accurately formulated. Once research question is stated research methodology is designed in most appropriate way. Then the readership of the future papers and reports is identified. Next, the most valuable sources of information are determined and methods of obtaining it are identified. Once sources of information are detected, the necessary data is carefully collected and deeply analized. Finally, findings, conclusions, recommendations and implications are published to the wide audience.</text:p>
      <text:p text:style-name="Standard">Overall, the diagram presents main stages which normally shapes the research process.</text:p>
      <text:p text:style-name="Standard"/>
      <text:p text:style-name="P2">How to build your own water clock (p. 13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style:text-propertie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lenitsyn</meta:initial-creator>
    <meta:creation-date>2012-02-09T23:29:48</meta:creation-date>
    <meta:generator>LibreOffice/3.4$Linux LibreOffice_project/340m1$Build-402</meta:generator>
    <dc:date>2012-02-10T01:03:36</dc:date>
    <dc:creator>Artem Pelenitsyn</dc:creator>
    <meta:editing-duration>PT1H33M11S</meta:editing-duration>
    <meta:editing-cycles>6</meta:editing-cycles>
    <meta:document-statistic meta:table-count="0" meta:image-count="0" meta:object-count="0" meta:page-count="1" meta:paragraph-count="6" meta:word-count="149" meta:character-count="982" meta:non-whitespace-character-count="839"/>
  </office:meta>
</office:document-meta>
</file>